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60000002430CA781A1416EBF8.jpg" manifest:media-type="image/jpeg"/>
  <manifest:file-entry manifest:full-path="Pictures/10000000000005A600000029C87E6973FA9C3958.jpg" manifest:media-type="image/jpeg"/>
  <manifest:file-entry manifest:full-path="Pictures/10000000000005A6000000285A39C18F7499754E.jpg" manifest:media-type="image/jpeg"/>
  <manifest:file-entry manifest:full-path="Pictures/10000000000005A600000028BAA9980AA2E2F4C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>
        <style:tab-stops>
          <style:tab-stop style:position="6.279cm"/>
        </style:tab-stops>
      </style:paragraph-properties>
    </style:style>
    <style:style style:name="P3" style:family="paragraph" style:parent-style-name="Standard">
      <style:paragraph-properties style:line-height-at-least="0cm">
        <style:tab-stops>
          <style:tab-stop style:position="7.973cm"/>
        </style:tab-stops>
      </style:paragraph-properties>
    </style:style>
    <style:style style:name="P4" style:family="paragraph" style:parent-style-name="Standard">
      <style:paragraph-properties style:line-height-at-least="0cm">
        <style:tab-stops>
          <style:tab-stop style:position="10.089cm"/>
        </style:tab-stops>
      </style:paragraph-properties>
    </style:style>
    <style:style style:name="P5" style:family="paragraph" style:parent-style-name="Standard">
      <style:paragraph-properties style:line-height-at-least="0cm">
        <style:tab-stops>
          <style:tab-stop style:position="7.902cm"/>
        </style:tab-stops>
      </style:paragraph-properties>
    </style:style>
    <style:style style:name="P6" style:family="paragraph" style:parent-style-name="Standard">
      <style:paragraph-properties style:line-height-at-least="0cm">
        <style:tab-stops>
          <style:tab-stop style:position="10.16cm"/>
        </style:tab-stops>
      </style:paragraph-properties>
    </style:style>
    <style:style style:name="P7" style:family="paragraph" style:parent-style-name="Standard">
      <style:paragraph-properties style:line-height-at-least="0cm">
        <style:tab-stops>
          <style:tab-stop style:position="9.948cm"/>
        </style:tab-stops>
      </style:paragraph-properties>
    </style:style>
    <style:style style:name="P8" style:family="paragraph" style:parent-style-name="Standard">
      <style:paragraph-properties style:line-height-at-least="0cm">
        <style:tab-stops>
          <style:tab-stop style:position="9.56cm"/>
        </style:tab-stops>
      </style:paragraph-properties>
    </style:style>
    <style:style style:name="P9" style:family="paragraph" style:parent-style-name="Standard">
      <style:paragraph-properties style:line-height-at-least="0cm">
        <style:tab-stops>
          <style:tab-stop style:position="9.843cm"/>
        </style:tab-stops>
      </style:paragraph-properties>
    </style:style>
    <style:style style:name="P10" style:family="paragraph" style:parent-style-name="Standard">
      <style:paragraph-properties fo:line-height="100%" fo:text-align="justify" style:justify-single-word="false"/>
      <style:text-properties fo:color="#00000a" style:font-name="Arial" style:font-name-asian="Arial" style:font-name-complex="Arial"/>
    </style:style>
    <style:style style:name="P11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12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13" style:family="paragraph" style:parent-style-name="Standard">
      <style:paragraph-properties style:line-height-at-least="0cm"/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P14" style:family="paragraph" style:parent-style-name="Standard">
      <style:paragraph-properties style:line-height-at-least="0cm"/>
      <style:text-properties fo:color="#00000a" style:font-name="Arial" fo:font-size="10.5pt" style:font-name-asian="Arial" style:font-size-asian="10.5pt" style:font-name-complex="Arial"/>
    </style:style>
    <style:style style:name="P15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16" style:family="paragraph" style:parent-style-name="Standard">
      <style:paragraph-properties fo:line-height="0.028cm"/>
      <style:text-properties fo:color="#00000a"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style:line-height-at-least="0cm"/>
      <style:text-properties fo:color="#00000a" style:font-name="Arial" fo:font-size="11.5pt" fo:font-weight="bold" fo:background-color="#c0c0c0" style:font-name-asian="Arial" style:font-size-asian="11.5pt" style:font-weight-asian="bold" style:font-name-complex="Arial"/>
    </style:style>
    <style:style style:name="P18" style:family="paragraph" style:parent-style-name="Standard">
      <style:paragraph-properties style:line-height-at-least="0cm"/>
      <style:text-properties fo:color="#00000a" style:font-name="Arial" fo:font-size="11.5pt" fo:font-weight="bold" style:font-name-asian="Arial" style:font-size-asian="11.5pt" style:font-weight-asian="bold" style:font-name-complex="Arial" style:font-size-complex="11.5pt"/>
    </style:style>
    <style:style style:name="P19" style:family="paragraph" style:parent-style-name="Standard">
      <style:paragraph-properties fo:line-height="0.0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0" style:family="paragraph" style:parent-style-name="Standard">
      <style:paragraph-properties fo:line-height="0.06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line-height="0.492cm"/>
      <style:text-properties fo:color="#00000a" style:font-name="Times New Roman" fo:font-size="12pt" fo:font-weight="bold" officeooo:paragraph-rsid="00013952" style:font-name-asian="Times New Roman" style:font-size-asian="12pt" style:font-weight-asian="bold" style:font-name-complex="Times New Roman"/>
    </style:style>
    <style:style style:name="P22" style:family="paragraph" style:parent-style-name="Standard">
      <style:paragraph-properties fo:line-height="0.07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3" style:family="paragraph" style:parent-style-name="Standard">
      <style:paragraph-properties fo:line-height="0.496cm"/>
      <style:text-properties fo:color="#00000a" style:font-name="Times New Roman" fo:font-size="12pt" fo:font-weight="bold" fo:background-color="#c0c0c0" style:font-name-asian="Times New Roman" style:font-size-asian="12pt" style:font-weight-asian="bold" style:font-name-complex="Times New Roman"/>
    </style:style>
    <style:style style:name="P24" style:family="paragraph" style:parent-style-name="Standard">
      <style:paragraph-properties fo:line-height="0.342cm"/>
      <style:text-properties fo:color="#00000a"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446cm"/>
      <style:text-properties fo:color="#00000a"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272cm"/>
      <style:text-properties fo:color="#00000a" style:font-name="Times New Roman" fo:font-size="9.5pt" style:font-name-asian="Times New Roman" style:font-size-asian="9.5pt" style:font-name-complex="Times New Roman"/>
    </style:style>
    <style:style style:name="P30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31" style:family="paragraph" style:parent-style-name="Standard">
      <style:paragraph-properties fo:line-height="0.28cm"/>
      <style:text-properties fo:color="#00000a" style:font-name="Times New Roman" fo:font-size="9.5pt" style:font-name-asian="Times New Roman" style:font-size-asian="9.5pt" style:font-name-complex="Times New Roman"/>
    </style:style>
    <style:style style:name="P32" style:family="paragraph" style:parent-style-name="Standard">
      <style:paragraph-properties fo:line-height="0.39cm"/>
      <style:text-properties fo:color="#00000a" style:font-name="Times New Roman" fo:font-size="9.5pt" style:font-name-asian="Times New Roman" style:font-size-asian="9.5pt" style:font-name-complex="Times New Roman" style:font-size-complex="9.5pt"/>
    </style:style>
    <style:style style:name="P33" style:family="paragraph" style:parent-style-name="Standard">
      <style:paragraph-properties fo:line-height="0.069cm"/>
      <style:text-properties fo:color="#00000a" style:font-name="Times New Roman" fo:font-size="9.5pt" fo:font-weight="bold" style:font-name-asian="Times New Roman" style:font-size-asian="9.5pt" style:font-weight-asian="bold" style:font-name-complex="Times New Roman" style:font-size-complex="9.5pt"/>
    </style:style>
    <style:style style:name="P34" style:family="paragraph" style:parent-style-name="Standard">
      <style:paragraph-properties fo:line-height="0.071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5" style:family="paragraph" style:parent-style-name="Standard">
      <style:paragraph-properties fo:line-height="0.407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6" style:family="paragraph" style:parent-style-name="Standard">
      <style:paragraph-properties fo:line-height="0.046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7" style:family="paragraph" style:parent-style-name="Standard">
      <style:paragraph-properties fo:line-height="0.071cm"/>
      <style:text-properties fo:color="#00000a" style:font-name="Times New Roman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39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40" style:family="paragraph" style:parent-style-name="Standard">
      <style:paragraph-properties fo:line-height="0.009cm"/>
      <style:text-properties fo:color="#00000a" style:font-name="Symbol" style:font-name-asian="Symbol" style:font-name-complex="Symbol"/>
    </style:style>
    <style:style style:name="P41" style:family="paragraph" style:parent-style-name="Standard">
      <style:paragraph-properties fo:line-height="0.028cm"/>
      <style:text-properties fo:color="#00000a" style:font-name="Symbol" fo:font-size="10pt" style:font-name-asian="Symbol" style:font-size-asian="10pt" style:font-name-complex="Symbol" style:font-size-complex="10pt"/>
    </style:style>
    <style:style style:name="P42" style:family="paragraph" style:parent-style-name="Standard">
      <style:paragraph-properties fo:line-height="0.025cm"/>
      <style:text-properties fo:color="#00000a" style:font-name="Symbol" fo:font-size="10pt" style:font-name-asian="Symbol" style:font-size-asian="10pt" style:font-name-complex="Symbol" style:font-size-complex="10pt"/>
    </style:style>
    <style:style style:name="P43" style:family="paragraph" style:parent-style-name="Standard">
      <style:paragraph-properties fo:line-height="0.025cm"/>
      <style:text-properties fo:color="#00000a" style:font-name="Symbol" fo:font-size="9pt" officeooo:paragraph-rsid="00013952" style:font-name-asian="Symbol" style:font-size-asian="9pt" style:font-name-complex="Symbol" style:font-size-complex="9pt"/>
    </style:style>
    <style:style style:name="P44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5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6" style:family="paragraph" style:parent-style-name="Standard">
      <style:paragraph-properties fo:line-height="0.028cm"/>
      <style:text-properties fo:color="#00000a" style:font-name="Symbol" fo:font-size="9.5pt" style:font-name-asian="Symbol" style:font-size-asian="9.5pt" style:font-name-complex="Symbol" style:font-size-complex="9.5pt"/>
    </style:style>
    <style:style style:name="P47" style:family="paragraph" style:parent-style-name="Standard">
      <style:paragraph-properties fo:line-height="0.025cm"/>
      <style:text-properties fo:color="#00000a" style:font-name="Symbol" fo:font-size="9.5pt" style:font-name-asian="Symbol" style:font-size-asian="9.5pt" style:font-name-complex="Symbol" style:font-size-complex="9.5pt"/>
    </style:style>
    <style:style style:name="P48" style:family="paragraph" style:parent-style-name="Standard">
      <style:paragraph-properties fo:line-height="0.004cm"/>
      <style:text-properties fo:color="#00000a" style:font-name="Symbol" fo:font-size="9.5pt" style:font-name-asian="Symbol" style:font-size-asian="9.5pt" style:font-name-complex="Symbol" style:font-size-complex="9.5pt"/>
    </style:style>
    <style:style style:name="P49" style:family="paragraph" style:parent-style-name="Standard">
      <style:paragraph-properties fo:line-height="0.046cm"/>
      <style:text-properties fo:color="#00000a" style:font-name="Symbol" fo:font-size="9.5pt" style:font-name-asian="Symbol" style:font-size-asian="9.5pt" style:font-name-complex="Symbol" style:font-size-complex="9.5pt"/>
    </style:style>
    <style:style style:name="P50" style:family="paragraph" style:parent-style-name="Standard">
      <style:paragraph-properties fo:line-height="0.032cm"/>
      <style:text-properties fo:color="#00000a" style:font-name="Symbol" fo:font-size="9.5pt" style:font-name-asian="Symbol" style:font-size-asian="9.5pt" style:font-name-complex="Symbol" style:font-size-complex="9.5pt"/>
    </style:style>
    <style:style style:name="P51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2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3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4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013952"/>
    </style:style>
    <style:style style:name="P55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315824"/>
    </style:style>
    <style:style style:name="P56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5998d2"/>
    </style:style>
    <style:style style:name="P57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58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59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fo:font-size="9.5pt" style:font-name-asian="Arial" style:font-size-asian="9.5pt" style:font-name-complex="Arial"/>
    </style:style>
    <style:style style:name="P60" style:family="paragraph" style:parent-style-name="Standard">
      <style:paragraph-properties fo:margin-left="0cm" fo:margin-right="3.104cm" fo:line-height="105%" fo:text-indent="0cm" style:auto-text-indent="false"/>
    </style:style>
    <style:style style:name="P61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fo:color="#00000a" style:font-name="Arial" fo:font-size="9.5pt" officeooo:paragraph-rsid="000e5145" style:font-name-asian="Arial" style:font-size-asian="9.5pt" style:font-name-complex="Arial"/>
    </style:style>
    <style:style style:name="P62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style:writing-mode="lr-tb"/>
      <style:text-properties fo:color="#00000a" style:font-name="Arial" officeooo:paragraph-rsid="00266a78" style:font-name-asian="Arial" style:font-name-complex="Arial"/>
    </style:style>
    <style:style style:name="P63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officeooo:paragraph-rsid="000e5145"/>
    </style:style>
    <style:style style:name="P64" style:family="paragraph" style:parent-style-name="Standard">
      <style:paragraph-properties fo:margin-left="0cm" fo:margin-right="0cm" style:line-height-at-least="0cm" fo:orphans="2" fo:widows="2" fo:text-indent="0cm" style:auto-text-indent="false" style:writing-mode="lr-tb"/>
      <style:text-properties fo:color="#00000a" style:font-name="Arial" officeooo:paragraph-rsid="00266a78" style:font-name-asian="Arial" style:font-name-complex="Arial"/>
    </style:style>
    <style:style style:name="P65" style:family="paragraph" style:parent-style-name="Standard">
      <style:paragraph-properties fo:margin-left="0cm" fo:margin-right="0cm" fo:line-height="105%" fo:orphans="2" fo:widows="2" fo:text-indent="0cm" style:auto-text-indent="false" style:writing-mode="lr-tb"/>
      <style:text-properties fo:color="#00000a" style:font-name="Arial" officeooo:paragraph-rsid="00144291" style:font-name-asian="Arial" style:font-name-complex="Arial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2cc7d6" officeooo:paragraph-rsid="0034b4f9" style:font-name-asian="Arial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36eb3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69" style:family="paragraph" style:parent-style-name="Standard">
      <style:paragraph-properties fo:margin-left="0cm" fo:margin-right="0.741cm" fo:line-height="94%" fo:text-indent="0cm" style:auto-text-indent="false"/>
      <style:text-properties officeooo:paragraph-rsid="004cd4ed"/>
    </style:style>
    <style:style style:name="P70" style:family="paragraph" style:parent-style-name="Standard" style:master-page-name="">
      <style:paragraph-properties fo:margin-left="0cm" fo:margin-right="0.101cm" fo:margin-top="0cm" fo:margin-bottom="0cm" loext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71" style:family="paragraph" style:parent-style-name="Standard">
      <style:paragraph-properties fo:margin-left="0cm" fo:margin-right="0.101cm" fo:margin-top="0cm" fo:margin-bottom="0cm" loext:contextual-spacing="true" fo:line-height="105%" fo:orphans="2" fo:widows="2" fo:text-indent="0cm" style:auto-text-indent="false" style:writing-mode="lr-tb"/>
      <style:text-properties officeooo:paragraph-rsid="004a8e0d"/>
    </style:style>
    <style:style style:name="P72" style:family="paragraph" style:parent-style-name="Standard">
      <style:paragraph-properties fo:margin-left="0cm" fo:margin-right="0.101cm" fo:margin-top="0cm" fo:margin-bottom="0cm" loext:contextual-spacing="true" fo:line-height="105%" fo:orphans="2" fo:widows="2" fo:text-indent="0cm" style:auto-text-indent="false" style:writing-mode="lr-tb"/>
      <style:text-properties officeooo:paragraph-rsid="004cd4ed"/>
    </style:style>
    <style:style style:name="P73" style:family="paragraph" style:parent-style-name="Standard" style:master-page-name="Standard">
      <style:paragraph-properties fo:margin-left="5.962cm" fo:margin-right="0cm" style:line-height-at-least="0cm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74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officeooo:paragraph-rsid="004dc8f1" style:font-name-asian="Arial" style:font-name-complex="Arial"/>
    </style:style>
    <style:style style:name="P75" style:family="paragraph" style:parent-style-name="Standard" style:list-style-name="L1">
      <style:paragraph-properties fo:line-height="108%">
        <style:tab-stops>
          <style:tab-stop style:position="1.27cm"/>
        </style:tab-stops>
      </style:paragraph-properties>
      <style:text-properties fo:color="#00000a" style:font-name="Arial" fo:font-size="9.5pt" officeooo:paragraph-rsid="004720fa" style:font-name-asian="Arial" style:font-size-asian="9.5pt" style:font-name-complex="Arial"/>
    </style:style>
    <style:style style:name="P76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998d2" style:font-name-asian="Arial" style:font-size-asian="9.5pt" style:font-name-complex="Arial" style:font-size-complex="9.5pt"/>
    </style:style>
    <style:style style:name="P77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7d462" style:font-name-asian="Arial" style:font-size-asian="9.5pt" style:font-name-complex="Arial" style:font-size-complex="9.5pt"/>
    </style:style>
    <style:style style:name="P78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c33b4" officeooo:paragraph-rsid="005c33b4" style:font-name-asian="Arial" style:font-size-asian="9.5pt" style:font-name-complex="Arial" style:font-size-complex="9.5pt"/>
    </style:style>
    <style:style style:name="P79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b6233" officeooo:paragraph-rsid="005b6233" style:font-name-asian="Arial" style:font-size-asian="9.5pt" style:font-name-complex="Arial" style:font-size-complex="9.5pt"/>
    </style:style>
    <style:style style:name="P80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f22b6" officeooo:paragraph-rsid="005f22b6" style:font-name-asian="Arial" style:font-size-asian="9.5pt" style:font-name-complex="Arial" style:font-size-complex="9.5pt"/>
    </style:style>
    <style:style style:name="P8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6c758" officeooo:paragraph-rsid="0066c758" style:font-name-asian="Arial" style:font-size-asian="9.5pt" style:font-name-complex="Arial" style:font-size-complex="9.5pt"/>
    </style:style>
    <style:style style:name="P8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8b874" officeooo:paragraph-rsid="0068b874" style:font-name-asian="Arial" style:font-size-asian="9.5pt" style:font-name-complex="Arial" style:font-size-complex="9.5pt"/>
    </style:style>
    <style:style style:name="P83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84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85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6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a7019" style:font-name-asian="Arial" style:font-size-asian="9.5pt" style:font-name-complex="Arial" style:font-size-complex="9.5pt"/>
    </style:style>
    <style:style style:name="P87" style:family="paragraph" style:parent-style-name="Standard" style:list-style-name="L6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8" style:family="paragraph" style:parent-style-name="Standard" style:list-style-name="L7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9" style:family="paragraph" style:parent-style-name="Standard" style:list-style-name="L8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0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9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92" style:family="paragraph" style:parent-style-name="Standard" style:list-style-name="L7">
      <style:paragraph-properties fo:line-height="116%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3" style:family="paragraph" style:parent-style-name="Standard" style:list-style-name="L8">
      <style:paragraph-properties fo:line-height="107%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94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95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10pt" style:font-name-asian="Arial" style:font-size-asian="10pt" style:font-name-complex="Arial" style:font-size-complex="10pt"/>
    </style:style>
    <style:style style:name="P96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10pt" fo:font-weight="bold" officeooo:rsid="0031552b" officeooo:paragraph-rsid="005998d2" style:font-name-asian="Arial" style:font-size-asian="8.75pt" style:font-weight-asian="bold" style:font-name-complex="Arial" style:font-size-complex="10pt"/>
    </style:style>
    <style:style style:name="P97" style:family="paragraph" style:parent-style-name="Standard">
      <style:paragraph-properties fo:line-height="0.499cm"/>
      <style:text-properties fo:color="#00000a" style:font-name="Times New Roman" fo:font-size="10pt" fo:font-weight="bold" fo:background-color="#c0c0c0" style:font-name-asian="Times New Roman" style:font-size-asian="8.75pt" style:font-weight-asian="bold" style:font-name-complex="Times New Roman" style:font-size-complex="10pt"/>
    </style:style>
    <style:style style:name="P98" style:family="paragraph" style:parent-style-name="Standard">
      <style:paragraph-properties fo:line-height="0.418cm"/>
      <style:text-properties fo:color="#00000a" style:font-name="Times New Roman" fo:font-size="12pt" style:font-name-asian="Times New Roman" style:font-size-asian="12pt" style:font-name-complex="Times New Roman"/>
    </style:style>
    <style:style style:name="P99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rsid="005f22b6" officeooo:paragraph-rsid="005f22b6"/>
    </style:style>
    <style:style style:name="P100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57d462"/>
    </style:style>
    <style:style style:name="P10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102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103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10pt" style:font-size-asian="10pt" style:font-size-complex="10pt"/>
    </style:style>
    <style:style style:name="P104" style:family="paragraph" style:parent-style-name="Standard" style:list-style-name="WW8Num2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Times New Roman" fo:font-size="9pt" fo:font-weight="bold" officeooo:rsid="00013952" officeooo:paragraph-rsid="00013952" style:font-name-asian="Times New Roman" style:font-size-asian="9pt" style:font-weight-asian="bold" style:font-name-complex="Times New Roman" style:font-size-complex="9pt"/>
    </style:style>
    <style:style style:name="P105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Arial" fo:font-size="11pt" fo:font-weight="bold" officeooo:paragraph-rsid="000a7019" style:font-name-asian="Arial" style:font-size-asian="11pt" style:font-weight-asian="bold" style:font-name-complex="Arial"/>
    </style:style>
    <style:style style:name="P10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362cf9" officeooo:paragraph-rsid="0071c158" style:font-name-asian="Arial" style:font-size-asian="10pt" style:font-name-complex="Arial" style:font-size-complex="10pt"/>
    </style:style>
    <style:style style:name="P107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0a7019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color="#00000a" style:font-name="Arial" fo:font-size="12pt" style:font-name-asian="Arial" style:font-size-asian="12pt" style:font-name-complex="Arial"/>
    </style:style>
    <style:style style:name="T3" style:family="text">
      <style:text-properties fo:color="#00000a" style:font-name="Arial" fo:font-size="12pt" officeooo:rsid="0034b4f9" style:font-name-asian="Arial" style:font-size-asian="12pt" style:font-name-complex="Arial"/>
    </style:style>
    <style:style style:name="T4" style:family="text">
      <style:text-properties fo:color="#00000a" style:font-name="Arial" fo:font-size="12pt" officeooo:rsid="005b6233" style:font-name-asian="Arial" style:font-size-asian="12pt" style:font-name-complex="Arial"/>
    </style:style>
    <style:style style:name="T5" style:family="text">
      <style:text-properties fo:color="#00000a" style:font-name="Arial" fo:font-size="12pt" officeooo:rsid="0071a709" style:font-name-asian="Arial" style:font-size-asian="12pt" style:font-name-complex="Arial"/>
    </style:style>
    <style:style style:name="T6" style:family="text">
      <style:text-properties fo:color="#00000a" style:font-name="Arial" fo:font-size="12pt" fo:font-weight="bold" style:font-name-asian="Arial" style:font-size-asian="12pt" style:font-weight-asian="bold" style:font-name-complex="Arial"/>
    </style:style>
    <style:style style:name="T7" style:family="text">
      <style:text-properties fo:color="#00000a" style:font-name="Arial" style:font-name-asian="Arial" style:font-name-complex="Arial"/>
    </style:style>
    <style:style style:name="T8" style:family="text">
      <style:text-properties fo:color="#00000a" style:font-name="Arial" officeooo:rsid="00013952" style:font-name-asian="Arial" style:font-name-complex="Arial"/>
    </style:style>
    <style:style style:name="T9" style:family="text">
      <style:text-properties fo:color="#00000a" style:font-name="Arial" officeooo:rsid="0005aa7e" style:font-name-asian="Arial" style:font-name-complex="Arial"/>
    </style:style>
    <style:style style:name="T10" style:family="text">
      <style:text-properties fo:color="#00000a" style:font-name="Arial" officeooo:rsid="00088083" style:font-name-asian="Arial" style:font-name-complex="Arial"/>
    </style:style>
    <style:style style:name="T11" style:family="text">
      <style:text-properties fo:color="#00000a" style:font-name="Arial" officeooo:rsid="000727ba" style:font-name-asian="Arial" style:font-name-complex="Arial"/>
    </style:style>
    <style:style style:name="T12" style:family="text">
      <style:text-properties fo:color="#00000a" style:font-name="Arial" officeooo:rsid="0029022e" style:font-name-asian="Arial" style:font-name-complex="Arial"/>
    </style:style>
    <style:style style:name="T13" style:family="text">
      <style:text-properties fo:color="#00000a" style:font-name="Arial" officeooo:rsid="002cc7d6" style:font-name-asian="Arial" style:font-name-complex="Arial"/>
    </style:style>
    <style:style style:name="T14" style:family="text">
      <style:text-properties fo:color="#00000a" style:font-name="Arial" officeooo:rsid="003d39c9" style:font-name-asian="Arial" style:font-name-complex="Arial"/>
    </style:style>
    <style:style style:name="T15" style:family="text">
      <style:text-properties fo:color="#00000a" style:font-name="Arial" officeooo:rsid="004a8e0d" style:font-name-asian="Arial" style:font-name-complex="Arial"/>
    </style:style>
    <style:style style:name="T16" style:family="text">
      <style:text-properties fo:color="#00000a" style:font-name="Arial" officeooo:rsid="004cd4ed" style:font-name-asian="Arial" style:font-name-complex="Arial"/>
    </style:style>
    <style:style style:name="T17" style:family="text">
      <style:text-properties fo:color="#00000a" style:font-name="Arial" style:font-name-asian="Arial" style:font-size-asian="9.5pt" style:font-name-complex="Arial" style:font-size-complex="9.5pt"/>
    </style:style>
    <style:style style:name="T18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19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20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21" style:family="text">
      <style:text-properties fo:color="#00000a" style:font-name="Arial" officeooo:rsid="003d39c9" style:font-name-asian="Arial" style:font-size-asian="9.5pt" style:font-name-complex="Arial" style:font-size-complex="9.5pt"/>
    </style:style>
    <style:style style:name="T22" style:family="text">
      <style:text-properties fo:color="#00000a" style:font-name="Arial" officeooo:rsid="00315824" style:font-name-asian="Arial" style:font-size-asian="9.5pt" style:font-name-complex="Arial" style:font-size-complex="9.5pt"/>
    </style:style>
    <style:style style:name="T23" style:family="text">
      <style:text-properties fo:color="#00000a" style:font-name="Arial" officeooo:rsid="0031552b" style:font-name-asian="Arial" style:font-size-asian="9.5pt" style:font-name-complex="Arial" style:font-size-complex="9.5pt"/>
    </style:style>
    <style:style style:name="T24" style:family="text">
      <style:text-properties fo:color="#00000a" style:font-name="Arial" officeooo:rsid="00627815" style:font-name-asian="Arial" style:font-size-asian="9.5pt" style:font-name-complex="Arial" style:font-size-complex="9.5pt"/>
    </style:style>
    <style:style style:name="T25" style:family="text">
      <style:text-properties fo:color="#00000a" style:font-name="Arial" officeooo:rsid="00651628" style:font-name-asian="Arial" style:font-size-asian="9.5pt" style:font-name-complex="Arial" style:font-size-complex="9.5pt"/>
    </style:style>
    <style:style style:name="T26" style:family="text">
      <style:text-properties fo:color="#00000a" style:font-name="Arial" officeooo:rsid="006d27dd" style:font-name-asian="Arial" style:font-size-asian="9.5pt" style:font-name-complex="Arial" style:font-size-complex="9.5pt"/>
    </style:style>
    <style:style style:name="T27" style:family="text">
      <style:text-properties fo:color="#00000a" style:font-name="Arial" fo:font-size="11.5pt" fo:font-weight="bold" style:font-name-asian="Arial" style:font-size-asian="11.5pt" style:font-weight-asian="bold" style:font-name-complex="Arial"/>
    </style:style>
    <style:style style:name="T28" style:family="text">
      <style:text-properties fo:color="#00000a" style:font-name="Arial" fo:font-size="11.5pt" fo:font-weight="bold" fo:background-color="#c0c0c0" loext:char-shading-value="0" style:font-name-asian="Arial" style:font-size-asian="11.5pt" style:font-weight-asian="bold" style:font-name-complex="Arial"/>
    </style:style>
    <style:style style:name="T29" style:family="text">
      <style:text-properties fo:color="#00000a" style:font-name="Arial" fo:font-size="11pt" fo:font-weight="bold" style:font-name-asian="Arial" style:font-size-asian="11pt" style:font-weight-asian="bold" style:font-name-complex="Arial"/>
    </style:style>
    <style:style style:name="T30" style:family="text"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T31" style:family="text">
      <style:text-properties fo:color="#00000a" style:font-name="Arial" fo:font-weight="bold" style:font-name-asian="Arial" style:font-weight-asian="bold" style:font-name-complex="Arial"/>
    </style:style>
    <style:style style:name="T32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33" style:family="text">
      <style:text-properties fo:color="#00000a" style:font-name="Times New Roman" fo:font-size="12pt" fo:font-weight="bold" officeooo:rsid="002cc7d6" style:font-name-asian="Times New Roman" style:font-size-asian="12pt" style:font-weight-asian="bold" style:font-name-complex="Times New Roman"/>
    </style:style>
    <style:style style:name="T34" style:family="text"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T35" style:family="text">
      <style:text-properties fo:color="#00000a" style:font-name="Times New Roman" fo:font-size="12pt" fo:font-weight="bold" officeooo:rsid="003d39c9" style:font-name-asian="Times New Roman" style:font-size-asian="12pt" style:font-weight-asian="bold" style:font-name-complex="Times New Roman"/>
    </style:style>
    <style:style style:name="T36" style:family="text">
      <style:text-properties fo:color="#00000a" style:font-name="Times New Roman" fo:font-size="12pt" fo:font-weight="bold" officeooo:rsid="0045a42b" style:font-name-asian="Times New Roman" style:font-size-asian="12pt" style:font-weight-asian="bold" style:font-name-complex="Times New Roman"/>
    </style:style>
    <style:style style:name="T37" style:family="text">
      <style:text-properties fo:color="#00000a" style:font-name="Times New Roman" fo:font-size="12pt" fo:font-weight="bold" officeooo:rsid="0045c6b7" style:font-name-asian="Times New Roman" style:font-size-asian="12pt" style:font-weight-asian="bold" style:font-name-complex="Times New Roman"/>
    </style:style>
    <style:style style:name="T38" style:family="text">
      <style:text-properties fo:color="#00000a" style:font-name="Times New Roman" fo:font-size="12pt" fo:font-weight="bold" officeooo:rsid="004b8648" style:font-name-asian="Times New Roman" style:font-size-asian="12pt" style:font-weight-asian="bold" style:font-name-complex="Times New Roman"/>
    </style:style>
    <style:style style:name="T39" style:family="text">
      <style:text-properties fo:color="#00000a" style:font-name="Times New Roman" fo:font-size="12pt" fo:font-weight="bold" officeooo:rsid="004c5789" style:font-name-asian="Times New Roman" style:font-size-asian="12pt" style:font-weight-asian="bold" style:font-name-complex="Times New Roman"/>
    </style:style>
    <style:style style:name="T40" style:family="text">
      <style:text-properties fo:color="#00000a" style:font-name="Times New Roman" fo:font-size="12pt" fo:font-weight="bold" officeooo:rsid="005998d2" style:font-name-asian="Times New Roman" style:font-size-asian="12pt" style:font-weight-asian="bold" style:font-name-complex="Times New Roman"/>
    </style:style>
    <style:style style:name="T41" style:family="text">
      <style:text-properties fo:color="#00000a" style:font-name="Times New Roman" fo:font-size="12pt" fo:font-weight="bold" officeooo:rsid="005d26de" style:font-name-asian="Times New Roman" style:font-size-asian="12pt" style:font-weight-asian="bold" style:font-name-complex="Times New Roman"/>
    </style:style>
    <style:style style:name="T42" style:family="text">
      <style:text-properties fo:color="#00000a"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3" style:family="text">
      <style:text-properties fo:color="#00000a" style:font-name="Arial1" fo:font-size="10pt" fo:font-weight="normal" officeooo:rsid="0029022e" style:font-name-asian="Arial" style:font-size-asian="10pt" style:font-weight-asian="normal" style:font-name-complex="Arial" style:font-size-complex="10pt" style:font-weight-complex="normal"/>
    </style:style>
    <style:style style:name="T44" style:family="text">
      <style:text-properties fo:color="#00000a" style:font-name="Arial1" fo:font-size="10pt" fo:font-weight="normal" officeooo:rsid="002f8fa2" style:font-name-asian="Arial" style:font-size-asian="10pt" style:font-weight-asian="normal" style:font-name-complex="Arial" style:font-size-complex="10pt" style:font-weight-complex="normal"/>
    </style:style>
    <style:style style:name="T45" style:family="text">
      <style:text-properties fo:color="#00000a" style:font-name="Arial1" fo:font-size="10pt" fo:font-weight="normal" officeooo:rsid="0034b4f9" style:font-name-asian="Arial" style:font-size-asian="10pt" style:font-weight-asian="normal" style:font-name-complex="Arial" style:font-size-complex="10pt" style:font-weight-complex="normal"/>
    </style:style>
    <style:style style:name="T46" style:family="text">
      <style:text-properties fo:color="#00000a" style:font-name="Arial1" fo:font-size="10pt" fo:font-weight="normal" officeooo:rsid="005b6233" style:font-name-asian="Arial" style:font-size-asian="10pt" style:font-weight-asian="normal" style:font-name-complex="Arial" style:font-size-complex="10pt" style:font-weight-complex="normal"/>
    </style:style>
    <style:style style:name="T47" style:family="text">
      <style:text-properties fo:color="#00000a" style:font-name="Arial1" fo:font-size="10pt" fo:font-weight="normal" officeooo:rsid="006a3dff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fo:color="#00000a" style:font-name="Arial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9" style:family="text">
      <style:text-properties fo:color="#00000a" style:font-name="Arial1" fo:font-size="10pt" fo:font-weight="normal" officeooo:rsid="0034b4f9" style:font-name-asian="Times New Roman" style:font-size-asian="10pt" style:font-weight-asian="normal" style:font-name-complex="Times New Roman" style:font-size-complex="10pt" style:font-weight-complex="normal"/>
    </style:style>
    <style:style style:name="T50" style:family="text">
      <style:text-properties fo:color="#0000ff"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/>
    </style:style>
    <style:style style:name="T51" style:family="text">
      <style:text-properties fo:font-size="9.5pt" style:font-size-asian="9.5pt"/>
    </style:style>
    <style:style style:name="T52" style:family="text">
      <style:text-properties officeooo:rsid="000e5145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0e5145" style:font-weight-asian="normal" style:font-weight-complex="normal"/>
    </style:style>
    <style:style style:name="T55" style:family="text">
      <style:text-properties officeooo:rsid="000fd307"/>
    </style:style>
    <style:style style:name="T56" style:family="text">
      <style:text-properties officeooo:rsid="00127d0f"/>
    </style:style>
    <style:style style:name="T57" style:family="text">
      <style:text-properties officeooo:rsid="002cc7d6"/>
    </style:style>
    <style:style style:name="T58" style:family="text">
      <style:text-properties officeooo:rsid="002fa333"/>
    </style:style>
    <style:style style:name="T59" style:family="text">
      <style:text-properties officeooo:rsid="00316e18"/>
    </style:style>
    <style:style style:name="T60" style:family="text">
      <style:text-properties officeooo:rsid="0034b4f9"/>
    </style:style>
    <style:style style:name="T61" style:family="text">
      <style:text-properties officeooo:rsid="00373fe1"/>
    </style:style>
    <style:style style:name="T62" style:family="text">
      <style:text-properties officeooo:rsid="00386bf9"/>
    </style:style>
    <style:style style:name="T63" style:family="text">
      <style:text-properties officeooo:rsid="003a0bd9"/>
    </style:style>
    <style:style style:name="T64" style:family="text">
      <style:text-properties officeooo:rsid="003a2112"/>
    </style:style>
    <style:style style:name="T65" style:family="text">
      <style:text-properties officeooo:rsid="003b218d"/>
    </style:style>
    <style:style style:name="T66" style:family="text">
      <style:text-properties officeooo:rsid="004027d0"/>
    </style:style>
    <style:style style:name="T67" style:family="text">
      <style:text-properties officeooo:rsid="0005aa7e"/>
    </style:style>
    <style:style style:name="T68" style:family="text">
      <style:text-properties officeooo:rsid="00413b30"/>
    </style:style>
    <style:style style:name="T69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70" style:family="text">
      <style:text-properties officeooo:rsid="00469325"/>
    </style:style>
    <style:style style:name="T71" style:family="text">
      <style:text-properties officeooo:rsid="004720fa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4720f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3b218d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53d29c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5998d2" style:font-style-asian="italic" style:font-weight-asian="bold" style:font-style-complex="italic" style:font-weight-complex="bold"/>
    </style:style>
    <style:style style:name="T77" style:family="text">
      <style:text-properties fo:font-style="normal" fo:font-weight="normal" officeooo:rsid="003b218d" style:font-style-asian="normal" style:font-weight-asian="normal" style:font-style-complex="normal" style:font-weight-complex="normal"/>
    </style:style>
    <style:style style:name="T78" style:family="text">
      <style:text-properties officeooo:rsid="004a8e0d"/>
    </style:style>
    <style:style style:name="T79" style:family="text">
      <style:text-properties officeooo:rsid="004dc8f1"/>
    </style:style>
    <style:style style:name="T80" style:family="text">
      <style:text-properties officeooo:rsid="00501012"/>
    </style:style>
    <style:style style:name="T81" style:family="text">
      <style:text-properties officeooo:rsid="00520e97"/>
    </style:style>
    <style:style style:name="T82" style:family="text">
      <style:text-properties officeooo:rsid="005998d2"/>
    </style:style>
    <style:style style:name="T83" style:family="text">
      <style:text-properties officeooo:rsid="005e9fbf"/>
    </style:style>
    <style:style style:name="T84" style:family="text">
      <style:text-properties officeooo:rsid="0060e905"/>
    </style:style>
    <style:style style:name="T85" style:family="text">
      <style:text-properties officeooo:rsid="0066c758"/>
    </style:style>
    <style:style style:name="T86" style:family="text">
      <style:text-properties officeooo:rsid="006b6cc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bookmark text:name="page1"/>Graham Turner</text:p>
      <text:p text:style-name="P22"/>
      <text:p text:style-name="P67"><text:span text:style-name="T4">Open to </text:span><text:span text:style-name="T5">UK </text:span><text:span text:style-name="T4">relocation</text:span><text:span text:style-name="T3">. <text:s text:c="4"/></text:span><text:span text:style-name="T6">Tel: </text:span><text:span text:style-name="T2">07581719489 <text:s text:c="4"/></text:span><text:span text:style-name="T6">Email: </text:span><text:a xlink:type="simple" xlink:href="mailto:GrahamTurnerNew@hotmail.com" text:style-name="Internet_20_link" text:visited-style-name="Visited_20_Internet_20_Link"><text:span text:style-name="T50">GrahamTurnerNew@hotmail.com</text:span></text:a></text:p>
      <text:p text:style-name="P66"><text:line-break/>Please visit <text:a xlink:type="simple" xlink:href="https://github.com/backenddeveloper/cv" text:style-name="Internet_20_link" text:visited-style-name="Visited_20_Internet_20_Link">https://github.com/backenddeveloper/cv</text:a> to download <text:span text:style-name="T64">the latest</text:span> version of <text:span text:style-name="T63">this </text:span>CV</text:p>
      <text:p text:style-name="P106">Please avoid calling about relocation to London, Microsoft <text:span text:style-name="T62">development or</text:span> permanent Government <text:span text:style-name="T61">positions</text:span>.</text:p>
      <text:p text:style-name="P58"/>
      <text:p text:style-name="P17">PERSONAL PROFILE</text:p>
      <text:p text:style-name="P23"><draw:frame draw:style-name="fr1" draw:name="Image1" text:anchor-type="char" svg:x="-0.009cm" svg:y="-0.423cm" svg:width="17cm" svg:height="0.466cm" draw:z-index="0"><draw:image xlink:href="Pictures/10000000000005A600000028BAA9980AA2E2F4C1.jpg" xlink:type="simple" xlink:show="embed" xlink:actuate="onLoad"/></draw:frame></text:p>
      <text:p text:style-name="P10">An experienced Hands On <text:span text:style-name="T60">development operations and </text:span>software Engineer, IT Architect and Security professional who has excellent <text:span text:style-name="T81">technical</text:span> and mathematical skills, with <text:span text:style-name="T70">more than </text:span>ten years of background in supporting large businesses; I understanding the requirements and how to perform in the role; my experience of working with other developers <text:span text:style-name="T65">and engineers</text:span>, handling <text:span text:style-name="T59">stakeholder</text:span> expectations, supporting and solving problems, developing services and handling technical incidents; all in a professional and objective manner, would make me a hard-working and effective addition to your company.</text:p>
      <text:p text:style-name="P98"/>
      <text:p text:style-name="P1"><text:span text:style-name="T27">SKILLS </text:span><text:span text:style-name="T28">PROFILE</text:span></text:p>
      <text:p text:style-name="P97"><draw:frame draw:style-name="fr1" draw:name="Image2" text:anchor-type="char" svg:x="-0.009cm" svg:y="-0.427cm" svg:width="17cm" svg:height="0.466cm" draw:z-index="1"><draw:image xlink:href="Pictures/10000000000005A6000000285A39C18F7499754E.jpg" xlink:type="simple" xlink:show="embed" xlink:actuate="onLoad"/></draw:frame></text:p>
      <text:list xml:id="list8080120502399116848" text:style-name="L1">
        <text:list-item>
          <text:p text:style-name="P74">Problem solving, <text:span text:style-name="T79">proactive teamwork and effective communication,</text:span> <text:span text:style-name="T80">demonstrated for over ten years; allow me </text:span>to exceed expectations, achieve targets <text:span text:style-name="T70">and deliver projects that provide business value.</text:span></text:p>
        </text:list-item>
      </text:list>
      <text:p text:style-name="P40"/>
      <text:list xml:id="list172817773120661" text:continue-numbering="true" text:style-name="L1">
        <text:list-item>
          <text:p text:style-name="P75">IT skills – Advanced knowledge of <text:span text:style-name="T72">GNU Linux</text:span>, Extensive <text:span text:style-name="T73">DevOps</text:span><text:span text:style-name="T71"> and</text:span> operations automation experience using <text:span text:style-name="T74">AWS, Kubernetes, </text:span><text:span text:style-name="T76">Docker, </text:span><text:span text:style-name="T74">Puppet, Chef, Ansible </text:span><text:span text:style-name="T65">and </text:span><text:span text:style-name="T74">Jenkins</text:span><text:span text:style-name="T65">. Advanced scripting with </text:span><text:span text:style-name="T77">Ruby, Python, Perl,</text:span><text:span text:style-name="T65"> Bash. Extensive </text:span><text:span text:style-name="T74">Development</text:span><text:span text:style-name="T65"> in </text:span><text:span text:style-name="T74">Java, </text:span><text:span text:style-name="T76">Javascript,</text:span><text:span text:style-name="T74"> </text:span><text:span text:style-name="T75">PHP, </text:span><text:span text:style-name="T74">Golang and Python</text:span><text:span text:style-name="T65">. </text:span>Extensive experience of setting up enterprise networking, server deployment, software architecture, embedded firmware design for custom micro controllers. Well versed in best programming practices <text:span text:style-name="T82">and Clean Code.</text:span></text:p>
        </text:list-item>
      </text:list>
      <text:p text:style-name="P24"/>
      <text:p text:style-name="P18">WORK EXPERIENCE</text:p>
      <text:p text:style-name="P21"><draw:frame draw:style-name="fr1" draw:name="Image3" text:anchor-type="char" svg:x="-0.009cm" svg:y="-0.443cm" svg:width="17cm" svg:height="0.487cm" draw:z-index="3"><draw:image xlink:href="Pictures/10000000000005A600000029C87E6973FA9C3958.jpg" xlink:type="simple" xlink:show="embed" xlink:actuate="onLoad"/></draw:frame></text:p>
      <text:p text:style-name="P56"><text:span text:style-name="T34">E-</text:span><text:span text:style-name="T40">Skim Technologies</text:span><text:span text:style-name="T34"> </text:span><text:span text:style-name="T32"><text:s/></text:span><text:span text:style-name="T44"><text:s/></text:span><text:span text:style-name="T46">Dec </text:span><text:span text:style-name="T44">18</text:span><text:span text:style-name="T42"> – Current <text:s text:c="4"/></text:span><text:span text:style-name="T48"><text:s text:c="6"/></text:span><text:span text:style-name="T35">S</text:span><text:span text:style-name="T32">enior</text:span><text:span text:style-name="T34"> </text:span><text:span text:style-name="T32">DevOps Engineer / </text:span><text:span text:style-name="T41">Lead </text:span><text:span text:style-name="T34">Cloud </text:span><text:span text:style-name="T40">Architect</text:span></text:p>
      <text:list xml:id="list1919313915558653483" text:style-name="L2">
        <text:list-item>
          <text:p text:style-name="P76">Developing, implementing and architecting DevOps culture and CI/CD based around AWS automation.</text:p>
        </text:list-item>
        <text:list-item>
          <text:p text:style-name="P78">Daily operations around HA SRE workflows using Kubernetes <text:span text:style-name="T83">on AWS</text:span>, <text:span text:style-name="T85">HELM </text:span>Docker,<text:span text:style-name="T83"> ELK and Terraform</text:span></text:p>
        </text:list-item>
        <text:list-item>
          <text:p text:style-name="P79">Developing and maintating DataScience/ A.I. applications using Python and Golang for web-assembly.</text:p>
        </text:list-item>
        <text:list-item>
          <text:p text:style-name="P80">Hosting of high volume events streaming workflows using Celery, Spark, Redis, <text:span text:style-name="T84">and fullstack Javascript.</text:span></text:p>
        </text:list-item>
        <text:list-item>
          <text:p text:style-name="P99"><text:span text:style-name="T17">BDD development of distributed security ledgers in fullstack Javascript, </text:span><text:span text:style-name="T24">Java (Spring Boot) and PHP7.</text:span><text:span text:style-name="T25">3</text:span></text:p>
        </text:list-item>
        <text:list-item>
          <text:p text:style-name="P81">Building of self-healing automated continuously deployed systems based around intelligent monitoring.</text:p>
        </text:list-item>
      </text:list>
      <text:p text:style-name="P96"/>
      <text:p text:style-name="P55"><text:span text:style-name="T34">Emerald Publishing </text:span><text:span text:style-name="T32"><text:s/></text:span><text:span text:style-name="T44">Aug 18</text:span><text:span text:style-name="T42"> – </text:span><text:span text:style-name="T47">Dec 18 </text:span><text:span text:style-name="T48"><text:s text:c="5"/></text:span><text:span text:style-name="T35">Contract S</text:span><text:span text:style-name="T32">enior</text:span><text:span text:style-name="T34"> </text:span><text:span text:style-name="T32">DevOps Engineer / </text:span><text:span text:style-name="T34">Cloud </text:span><text:span text:style-name="T36">Develo</text:span><text:span text:style-name="T37">per</text:span></text:p>
      <text:list xml:id="list172819484101168" text:continue-numbering="true" text:style-name="L2">
        <text:list-item>
          <text:p text:style-name="P82">DevOps and CI/CD administration based on AWS IAM, Route53, EC2, S3, RDS, CloudWatch,<text:span text:style-name="T86"> CloudFront</text:span></text:p>
        </text:list-item>
        <text:list-item>
          <text:p text:style-name="P100"><text:span text:style-name="T22">Secure, HA Site Reliability Engineering with </text:span><text:span text:style-name="T23">Kubernetes, Docker, Vagrant, Ansible, Terraform </text:span><text:span text:style-name="T22">and</text:span><text:span text:style-name="T23"> Jenkins</text:span></text:p>
        </text:list-item>
        <text:list-item>
          <text:p text:style-name="P100"><text:span text:style-name="T18">A</text:span><text:span text:style-name="T17">pplication development in Java </text:span><text:span text:style-name="T19">9</text:span><text:span text:style-name="T17">, JUnit</text:span><text:span text:style-name="T19">5</text:span><text:span text:style-name="T17">, Cucumber, </text:span><text:span text:style-name="T20">Sonarqube,</text:span><text:span text:style-name="T69"> </text:span><text:span text:style-name="T17">Apache Tomcat, Spring and Maven.</text:span></text:p>
        </text:list-item>
        <text:list-item>
          <text:p text:style-name="P100"><text:span text:style-name="T17">Development in PHP 7, PHPUnit, Behat, Javascript, </text:span><text:span text:style-name="T21">React, </text:span><text:span text:style-name="T17">Symphony and </text:span><text:span text:style-name="T21">Vue, </text:span><text:span text:style-name="T17">Laravel, </text:span><text:span text:style-name="T26">Lambda</text:span></text:p>
        </text:list-item>
        <text:list-item>
          <text:p text:style-name="P77">Development in Python2.7/3.6, unittest, behave/pep8/coverage, Django, Flask, Postgres, Redis, Celery</text:p>
        </text:list-item>
      </text:list>
      <text:p text:style-name="P54"/>
      <text:p text:style-name="P54"><text:span text:style-name="T32">Capita (</text:span><text:span text:style-name="T33">UoS</text:span><text:span text:style-name="T32">) <text:s/></text:span><text:span text:style-name="T42">Jul 1</text:span><text:span text:style-name="T43">7</text:span><text:span text:style-name="T42"> – </text:span><text:span text:style-name="T45">Aug 18</text:span><text:span text:style-name="T49"> </text:span><text:span text:style-name="T32"><text:s text:c="15"/></text:span><text:span text:style-name="T38">Contract </text:span><text:span text:style-name="T32">Senior Development </text:span><text:span text:style-name="T39">and </text:span><text:span text:style-name="T32">Operations Engineer</text:span></text:p>
      <text:list xml:id="list172818402292463" text:continue-numbering="true" text:style-name="L2">
        <text:list-item>
          <text:p text:style-name="P83">Development of an extensive Cloud based (AWS, <text:span text:style-name="T57">GPC</text:span>) and self-managed in DC estate.</text:p>
        </text:list-item>
        <text:list-item>
          <text:p text:style-name="P84"><text:span text:style-name="T67">CI/CD</text:span>, Docker, <text:span text:style-name="T67">Vagrant</text:span>, Kubernetes, <text:span text:style-name="T66">Helm, Git-Kube, Jenkins, Jira, Linux, full KVM / container platform</text:span></text:p>
        </text:list-item>
        <text:list-item>
          <text:p text:style-name="P90">AWS <text:span text:style-name="T68">A</text:span>utomatiion, Terraform, Packer, Rancher, <text:span text:style-name="T68">Cloud Formation, Lambda, API Gateway, Cloud Front</text:span></text:p>
        </text:list-item>
        <text:list-item>
          <text:p text:style-name="P91">Linux hosting management, RHEL, Ubuntu, Kernel Mod-Dev, <text:span text:style-name="T66">Chef, Puppet, Ruby, Python, Perl, Golang</text:span></text:p>
        </text:list-item>
      </text:list>
      <text:p text:style-name="P44"/>
      <text:list xml:id="list172818526345583" text:continue-numbering="true" text:style-name="L2">
        <text:list-item>
          <text:p text:style-name="P101"><text:span text:style-name="T13">A</text:span><text:span text:style-name="T7">pplication development in Java </text:span><text:span text:style-name="T8">9</text:span><text:span text:style-name="T7">, J</text:span><text:span text:style-name="T14">Behave</text:span><text:span text:style-name="T7">, </text:span><text:span text:style-name="T14">Mockito, Jetty</text:span><text:span text:style-name="T7">, Spring </text:span><text:span text:style-name="T14">Boot </text:span><text:span text:style-name="T7">and </text:span><text:span text:style-name="T14">Gradle</text:span></text:p>
        </text:list-item>
      </text:list>
      <text:p text:style-name="P45"/>
      <text:list xml:id="list172819345578933" text:continue-numbering="true" text:style-name="L2">
        <text:list-item>
          <text:p text:style-name="P83">Development in PHP 7, PHPUnit, <text:span text:style-name="T66">Angular</text:span>, Javascript, Jasmine, Symphony and Laravel</text:p>
        </text:list-item>
      </text:list>
      <text:p text:style-name="P44"/>
      <text:list xml:id="list172818355660367" text:continue-numbering="true" text:style-name="L2">
        <text:list-item>
          <text:p text:style-name="P83">Development in Python2.7/3.<text:span text:style-name="T58">6</text:span>, unittest, behave/pep8/coverage, Django, Flask, Cython, Redis Celery</text:p>
        </text:list-item>
      </text:list>
      <text:p text:style-name="P57"/>
      <text:p text:style-name="P43"/>
      <text:list xml:id="list1120310454469422426" text:style-name="WW8Num2">
        <text:list-header>
          <text:p text:style-name="P104"/>
        </text:list-header>
      </text:list>
      <text:p text:style-name="P2"><text:span text:style-name="T29">Piksel Television </text:span><text:span text:style-name="T7">Dec 16 – </text:span><text:span text:style-name="T8">Jul 1</text:span><text:span text:style-name="T12">7</text:span><text:span text:style-name="T1"><text:tab/> <text:s text:c="3"/></text:span><text:span text:style-name="T30">Contract Site Reliability/Development &amp; DevOps Engineer</text:span></text:p>
      <text:p text:style-name="P12"/>
      <text:p text:style-name="P39"/>
      <text:list xml:id="list1906532466472375701" text:style-name="L3">
        <text:list-item>
          <text:p text:style-name="P102"><text:span text:style-name="T7">Compliant </text:span><text:span text:style-name="T9">BDD</text:span><text:span text:style-name="T7"> development in </text:span><text:span text:style-name="T9">a wide rangin</text:span><text:span text:style-name="T11">g</text:span><text:span text:style-name="T9"> technical env with </text:span><text:span text:style-name="T7">Java8, JUnit, Cucumber, PHP7, PHPUnit, Javascript, Jasmine, Python2.7/3.4, unittest, behave/pep8/coverage, Django, Flask, </text:span><text:span text:style-name="T11">J</text:span><text:span text:style-name="T7">ython</text:span></text:p>
        </text:list-item>
      </text:list>
      <text:p text:style-name="P51"/>
      <text:list xml:id="list172819850400854" text:continue-numbering="true" text:style-name="L3">
        <text:list-item>
          <text:p text:style-name="P94">Platform automation, Continuous Deployment, Docker/Rocker, Mesos-Marathon, Kubernetes</text:p>
        </text:list-item>
      </text:list>
      <text:p text:style-name="P52"/>
      <text:list xml:id="list172818933736298" text:continue-numbering="true" text:style-name="L3">
        <text:list-item>
          <text:p text:style-name="P102"><text:span text:style-name="T7">Infrastructure as code, Puppet (Librarian), Ruby, Ansible, </text:span><text:span text:style-name="T10">AWS and GPC automation tools</text:span></text:p>
        </text:list-item>
      </text:list>
      <text:p text:style-name="P53"/>
      <text:list xml:id="list172818523553331" text:continue-numbering="true" text:style-name="L3">
        <text:list-item>
          <text:p text:style-name="P94">Ultra-High-Availablity design, Software defined networking, event driven monitoring and architecture</text:p>
        </text:list-item>
      </text:list>
      <text:p text:style-name="P3"><text:soft-page-break/><text:span text:style-name="T29">JSR Research Ltd</text:span><text:span text:style-name="T1"><text:tab/></text:span><text:span text:style-name="T30">Contract Software Engineer / Technical Architect</text:span></text:p>
      <text:p text:style-name="P4"><text:span text:style-name="T7">March 16 - Dec16</text:span><text:span text:style-name="T1"><text:tab/></text:span><text:span text:style-name="T30">(Head of Technology)</text:span></text:p>
      <text:p text:style-name="P19"/>
      <text:list xml:id="list4951674530046481274" text:style-name="L4">
        <text:list-item>
          <text:p text:style-name="P95">Leading a development team, performing daily clean code review in an Agile (Scrum) evironment.</text:p>
        </text:list-item>
      </text:list>
      <text:p text:style-name="P42"/>
      <text:list xml:id="list172818904495587" text:continue-numbering="true" text:style-name="L4">
        <text:list-item>
          <text:p text:style-name="P103"><text:span text:style-name="T7">Full </text:span><text:span text:style-name="T9">T</text:span><text:span text:style-name="T7">DD Development in PHP 7 for LAMP, Java 8 for web (javax.servlet.http), Javascript, Jasmine.</text:span></text:p>
        </text:list-item>
      </text:list>
      <text:p text:style-name="P41"/>
      <text:list xml:id="list172818818631717" text:continue-numbering="true" text:style-name="L4">
        <text:list-item>
          <text:p text:style-name="P95">Database Administration and Maintenance: MySQL, PostgreSQL, Cassandra, Mongo, ElasticSearch</text:p>
        </text:list-item>
      </text:list>
      <text:p text:style-name="P42"/>
      <text:list xml:id="list172819378454308" text:continue-numbering="true" text:style-name="L4">
        <text:list-item>
          <text:p text:style-name="P95">Solely responsible for company internetworking, BGP, OSPF, MPLS, ACLs and firewalling.</text:p>
          <text:p text:style-name="P95"/>
        </text:list-item>
      </text:list>
      <text:p text:style-name="P16"/>
      <text:p text:style-name="P5"><text:span text:style-name="T29">Talk Straight Broadband (Talk Talk)</text:span><text:span text:style-name="T1"><text:tab/></text:span><text:span text:style-name="T30">Contract Software Engineer / Technical Architect</text:span></text:p>
      <text:p text:style-name="P6"><text:span text:style-name="T7">Oct 15 - Mar 16</text:span><text:span text:style-name="T1"><text:tab/></text:span><text:span text:style-name="T29">(Head of Development)</text:span></text:p>
      <text:p text:style-name="P20"/>
      <text:list xml:id="list1648982087978307724" text:style-name="L5">
        <text:list-item>
          <text:p text:style-name="P85">Developing and building Carrier-Grade Big Data logging, filtering and reporting solutions.</text:p>
        </text:list-item>
      </text:list>
      <text:p text:style-name="P47"/>
      <text:list xml:id="list172819001832044" text:continue-numbering="true" text:style-name="L5">
        <text:list-item>
          <text:p text:style-name="P85">Developing high quality applications in PHP, PHPUnit, Java, Python, C++ and full stack Javascript.</text:p>
        </text:list-item>
      </text:list>
      <text:p text:style-name="P46"/>
      <text:list xml:id="list172818757514935" text:continue-numbering="true" text:style-name="L5">
        <text:list-item>
          <text:p text:style-name="P85">Leading a team of highly-skilled engineers. Designing Technical Architecture. Project management.</text:p>
        </text:list-item>
      </text:list>
      <text:p text:style-name="P47"/>
      <text:list xml:id="list172818885109100" text:continue-numbering="true" text:style-name="L5">
        <text:list-item>
          <text:p text:style-name="P85">Capacity planning, estimating and costing, high quality documentation and reporting.</text:p>
        </text:list-item>
      </text:list>
      <text:p text:style-name="P46"/>
      <text:list xml:id="list172819034879849" text:continue-numbering="true" text:style-name="L5">
        <text:list-item>
          <text:p text:style-name="P86">Managing Security and Network operations within the ISP.</text:p>
        </text:list-item>
      </text:list>
      <text:list xml:id="list4851680556248740098" text:style-name="WW8Num4">
        <text:list-header>
          <text:p text:style-name="P105"/>
          <text:p text:style-name="P107"><text:bookmark text:name="page2"/><text:span text:style-name="T29">Games Warehouse International</text:span><text:span text:style-name="T1"><text:tab/> <text:s text:c="43"/></text:span><text:span text:style-name="T29">Contract Software Engineer</text:span></text:p>
        </text:list-header>
      </text:list>
      <text:p text:style-name="P7"><text:span text:style-name="T7">Mar 15 - Oct 15</text:span><text:span text:style-name="T1"><text:tab/></text:span><text:span text:style-name="T29">(Head of reverse Engineering)</text:span></text:p>
      <text:p text:style-name="P37"/>
      <text:list xml:id="list6532397296846301911" text:style-name="L6">
        <text:list-item>
          <text:p text:style-name="P87">Web game development, Javascript, XML, PHP, PHPUnit, NoSQL, MongoDB, AngularJS, Backbone</text:p>
        </text:list-item>
      </text:list>
      <text:p text:style-name="P49"/>
      <text:list xml:id="list172819206105741" text:continue-numbering="true" text:style-name="L6">
        <text:list-item>
          <text:p text:style-name="P87">Reverse engineering, IDA-Pro, decompilation, logic analysis, engine reconstruction.</text:p>
        </text:list-item>
      </text:list>
      <text:p text:style-name="P47"/>
      <text:list xml:id="list172819774908550" text:continue-numbering="true" text:style-name="L6">
        <text:list-item>
          <text:p text:style-name="P87">Embedded engineering, C, C++, Linux/Posix, Embedded Wind ows, NASM, Verilog, VHDL.</text:p>
        </text:list-item>
      </text:list>
      <text:p text:style-name="P46"/>
      <text:list xml:id="list172819434685854" text:continue-numbering="true" text:style-name="L6">
        <text:list-item>
          <text:p text:style-name="P87">Agile development; Scrum, Sprint, OOP, source control (GIT, SVN, P4), S/SDLC. Clean Code.</text:p>
        </text:list-item>
      </text:list>
      <text:p text:style-name="P28"/>
      <text:p text:style-name="P8"><text:span text:style-name="T29">The JDR Group </text:span><text:span text:style-name="T7">Dec 1</text:span><text:span text:style-name="T12">3</text:span><text:span text:style-name="T7"> – April 15</text:span><text:span text:style-name="T1"><text:tab/></text:span><text:span text:style-name="T30">Lead Developer and Security Engineer</text:span></text:p>
      <text:p text:style-name="P33"/>
      <text:list xml:id="list3246123588284530706" text:style-name="L7">
        <text:list-item>
          <text:p text:style-name="P88">Multi-platform application development and continuous integration for a large hosting company.</text:p>
        </text:list-item>
      </text:list>
      <text:p text:style-name="P50"/>
      <text:list xml:id="list172819455612040" text:continue-numbering="true" text:style-name="L7">
        <text:list-item>
          <text:p text:style-name="P92">Security testing and DevOps for auditing, compliance and assurance over multiple technologies. Cisco, Juniper, RHEL, Linux, Ubuntu, LAMP, AWS / EC2 / S3, Virtualization with KVM and Vmware.</text:p>
        </text:list-item>
      </text:list>
      <text:p text:style-name="P29"/>
      <text:p text:style-name="P9"><text:span text:style-name="T29">MatrixVision </text:span><text:span text:style-name="T7">Jun 09 – Jan 14</text:span><text:span text:style-name="T1"><text:tab/></text:span><text:span text:style-name="T30">Lead Pentester / Mathematical Lead</text:span></text:p>
      <text:p text:style-name="P34"/>
      <text:list xml:id="list2688836002988590386" text:style-name="L8">
        <text:list-item>
          <text:p text:style-name="P93">Development of server side applications using TDD; Java, C++, Node and Linux; focusing on algorithm design and heuristics, with a very strong emphasis on securely handling customer data.</text:p>
        </text:list-item>
      </text:list>
      <text:p text:style-name="P48"/>
      <text:list xml:id="list172817833224743" text:continue-numbering="true" text:style-name="L8">
        <text:list-item>
          <text:p text:style-name="P89">Security Engineering and Server set-up/maintenance. Application Pentesting and re-development.</text:p>
        </text:list-item>
      </text:list>
      <text:p text:style-name="P32"/>
      <text:p text:style-name="P13">EDUCATION</text:p>
      <text:p text:style-name="P35"><draw:frame draw:style-name="fr1" draw:name="Image4" text:anchor-type="char" svg:x="-0.009cm" svg:y="-0.392cm" svg:width="17cm" svg:height="0.427cm" draw:z-index="2"><draw:image xlink:href="Pictures/10000000000005A60000002430CA781A1416EBF8.jpg" xlink:type="simple" xlink:show="embed" xlink:actuate="onLoad"/></draw:frame></text:p>
      <text:p text:style-name="P15">The University of Liverpool</text:p>
      <text:p text:style-name="P38"/>
      <text:p text:style-name="P61">Cert<text:span text:style-name="T52">HE</text:span> Japanese, <text:s/>Other and longer qualifications</text:p>
      <text:p text:style-name="P68"><text:span text:style-name="T51">Additional modules: </text:span>Combinatorics, <text:span text:style-name="T78">M</text:span>athematical logic and language (including Godel), Statistics for SPSS</text:p>
      <text:p text:style-name="P25"/>
      <text:p text:style-name="P1"><text:span text:style-name="T31">The University of Cambridge </text:span><text:span text:style-name="T7">(Department for continuing education)</text:span></text:p>
      <text:p text:style-name="P26"/>
      <text:p text:style-name="P11">Cert<text:span text:style-name="T52">HE</text:span> Legal practice for Paralegals, Other and longer qualifications.</text:p>
      <text:p text:style-name="P27"/>
      <text:p text:style-name="P63"><text:span text:style-name="T31">The University of Oxford </text:span><text:span text:style-name="T7">(Department for continuing education)</text:span><text:span text:style-name="T31"> </text:span></text:p>
      <text:p text:style-name="P65">Other and longer qualifications. Certificates/Short course awards in: </text:p>
      <text:p text:style-name="P65">Study, language and work skills, Classical literature and the Bronte sisters, Philosophy of Mathematics</text:p>
      <text:p text:style-name="P25"/>
      <text:p text:style-name="P15">The Open University<text:span text:style-name="T53"> </text:span><text:span text:style-name="T54">(12 years)</text:span></text:p>
      <text:p text:style-name="P38"/>
      <text:p text:style-name="P62">Cert<text:span text:style-name="T55">HE</text:span> Contemporary Science, Cert<text:span text:style-name="T56">HE</text:span> Computing and IT, Dip<text:span text:style-name="T56">HE</text:span> Mathematics, <text:span text:style-name="T56">Bsc Mathematics, </text:span></text:p>
      <text:p text:style-name="P64"><text:span text:style-name="T56">BSc Physical Science, BA Open. </text:span><text:span text:style-name="T51">Additional CAT bearing modules:</text:span></text:p>
      <text:p text:style-name="P30"/>
      <text:p text:style-name="P59">Complex analysis, Mathematical Methods and Models, Fluid mechanics, Advanced calculus and its applications, Quantum mechanics of matter, Electromagnetism, advanced Java development.</text:p>
      <text:p text:style-name="P31"/>
      <text:p text:style-name="P1"><text:span text:style-name="T31">Zend </text:span><text:span text:style-name="T7">– Zend Certified PHP Expert Engineer. (For more than five years.)</text:span></text:p>
      <text:p text:style-name="P70"><text:span text:style-name="T31">(ISC)2 </text:span><text:span text:style-name="T7">Associate of (ISC)2, CISSP: Certified Information Systems Security Professional.</text:span><text:span text:style-name="T31"> </text:span></text:p>
      <text:p text:style-name="P71"><text:span text:style-name="T31">EC-Council </text:span><text:span text:style-name="T7">- Certified Ethical Hacker </text:span><text:span text:style-name="T15">and o</text:span><text:span text:style-name="T7">ther penetration testing secure programming qualifications. </text:span></text:p>
      <text:p text:style-name="P72"><text:span text:style-name="T31">OffensiveSecurity </text:span><text:span text:style-name="T7">(OSCP) - </text:span><text:span text:style-name="T31">SANS Institute </text:span><text:span text:style-name="T7">(GPEN) - <text:s/>Certified Penetration tester.</text:span></text:p>
      <text:p text:style-name="P60"><text:span text:style-name="T31">Linux Professional Institute </text:span><text:span text:style-name="T7">– LPIC-3 (LPIC-2, LPIC-1) Certified Data Centre Manager.</text:span><text:span text:style-name="T31"> CompTIA - </text:span><text:span text:style-name="T7">A+ Network+ Server+ Security+ Linux+ CyberSecurityAnalyst+ </text:span></text:p>
      <text:p text:style-name="P69"><text:span text:style-name="T31">CISCO</text:span><text:span text:style-name="T7"> </text:span><text:span text:style-name="T16">(</text:span><text:span text:style-name="T7">CCIE</text:span><text:span text:style-name="T16">) - </text:span><text:span text:style-name="T7"><text:s/></text:span><text:span text:style-name="T31">JUNIPER </text:span><text:span text:style-name="T16">(JNCIE) - C</text:span><text:span text:style-name="T7">ertified Networking, security and Infrastructure expert.</text:span></text:p>
      <text:p text:style-name="P1"><text:span text:style-name="T31">The Chappel University</text:span><text:span text:style-name="T7">: WCNA, Certified Network Analy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7:25:23.418747207</dc:date>
    <meta:editing-duration>PT6H51M43S</meta:editing-duration>
    <meta:editing-cycles>85</meta:editing-cycles>
    <meta:generator>LibreOffice/5.1.6.2$Linux_X86_64 LibreOffice_project/10m0$Build-2</meta:generator>
    <meta:document-statistic meta:table-count="0" meta:image-count="4" meta:object-count="0" meta:page-count="2" meta:paragraph-count="84" meta:word-count="1076" meta:character-count="7983" meta:non-whitespace-character-count="6924"/>
  </office:meta>
</office:document-meta>
</file>